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4.207cm"/>
    </style:style>
    <style:style style:name="co7" style:family="table-column">
      <style:table-column-properties fo:break-before="auto" style:column-width="4.0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eb613d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eb613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84"/>
  </office:automatic-styles>
  <office:body>
    <office:spreadsheet>
      <table:table table:name="DIREC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4753086419753">
            <text:p>14,47530864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1543209876543">
            <text:p>14,1543209877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4753086419753">
            <text:p>14,47530864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1543209876543">
            <text:p>14,1543209877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9938271604938">
            <text:p>13,9938271605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6728395061728">
            <text:p>13,672839506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4753086419753">
            <text:p>14,47530864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1543209876543">
            <text:p>14,1543209877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3148148148148">
            <text:p>14,3148148148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4753086419753">
            <text:p>14,475308642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1543209876543">
            <text:p>14,1543209877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0180072028812">
            <text:p>0,95018007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77160493827161">
            <text:p>6,7716049383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25308641975309">
            <text:p>7,2530864198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9320987654321">
            <text:p>6,9320987654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9650205761317">
            <text:p>24,9650205761</text:p>
          </table:table-cell>
          <table:table-cell office:value-type="float" office:value="6.9320987654321">
            <text:p>6,9320987654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3148148148148">
            <text:p>14,3148148148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09259259259259">
            <text:p>7,0925925926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3.9938271604938">
            <text:p>13,9938271605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3.6728395061728">
            <text:p>13,672839506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77160493827161">
            <text:p>6,7716049383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7.25308641975309">
            <text:p>7,2530864198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4753086419753">
            <text:p>14,475308642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8559670781893">
            <text:p>6,9855967078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87860082304527">
            <text:p>6,878600823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2078189300412">
            <text:p>14,2078189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9320987654321">
            <text:p>6,9320987654</text:p>
          </table:table-cell>
          <table:table-cell office:value-type="float" office:value="14.1008230452675">
            <text:p>14,1008230453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1707818930041">
            <text:p>25,170781893</text:p>
          </table:table-cell>
          <table:table-cell office:value-type="float" office:value="6.9320987654321">
            <text:p>6,9320987654</text:p>
          </table:table-cell>
          <table:table-cell office:value-type="float" office:value="14.1543209876543">
            <text:p>14,1543209877</text:p>
          </table:table-cell>
          <table:table-cell office:value-type="float" office:value="0.95078031212485">
            <text:p>0,950780312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32716049382716">
            <text:p>5,327160493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00617283950617">
            <text:p>5,0061728395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84567901234568">
            <text:p>4,8456790123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52469135802469">
            <text:p>4,52469135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32716049382716">
            <text:p>5,327160493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00617283950617">
            <text:p>5,0061728395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84567901234568">
            <text:p>4,8456790123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52469135802469">
            <text:p>4,52469135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32716049382716">
            <text:p>5,327160493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00617283950617">
            <text:p>5,0061728395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84567901234568">
            <text:p>4,8456790123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52469135802469">
            <text:p>4,52469135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32716049382716">
            <text:p>5,327160493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00617283950617">
            <text:p>5,0061728395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84567901234568">
            <text:p>4,8456790123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52469135802469">
            <text:p>4,52469135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32716049382716">
            <text:p>5,3271604938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32716049382716">
            <text:p>5,327160493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00617283950617">
            <text:p>5,0061728395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84567901234568">
            <text:p>4,8456790123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52469135802469">
            <text:p>4,524691358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2.2283950617284">
            <text:p>12,2283950617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32716049382716">
            <text:p>5,327160493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00617283950617">
            <text:p>5,0061728395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84567901234568">
            <text:p>4,8456790123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52469135802469">
            <text:p>4,524691358</text:p>
          </table:table-cell>
          <table:table-cell office:value-type="float" office:value="11.9074074074074">
            <text:p>11,9074074074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2.0679012345679">
            <text:p>12,0679012346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1.7469135802469">
            <text:p>11,7469135802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5438175270108">
            <text:p>0,954381752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4506172839506">
            <text:p>24,450617284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4506172839506">
            <text:p>24,450617284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4506172839506">
            <text:p>24,450617284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4506172839506">
            <text:p>24,450617284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4981992797119">
            <text:p>0,954981992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4506172839506">
            <text:p>24,450617284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4506172839506">
            <text:p>24,450617284</text:p>
          </table:table-cell>
          <table:table-cell office:value-type="float" office:value="7.09259259259259">
            <text:p>7,0925925926</text:p>
          </table:table-cell>
          <table:table-cell office:value-type="float" office:value="13.8333333333333">
            <text:p>13,8333333333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4506172839506">
            <text:p>24,450617284</text:p>
          </table:table-cell>
          <table:table-cell office:value-type="float" office:value="6.61111111111111">
            <text:p>6,6111111111</text:p>
          </table:table-cell>
          <table:table-cell office:value-type="float" office:value="14.3148148148148">
            <text:p>14,3148148148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4506172839506">
            <text:p>24,450617284</text:p>
          </table:table-cell>
          <table:table-cell office:value-type="float" office:value="7.09259259259259">
            <text:p>7,0925925926</text:p>
          </table:table-cell>
          <table:table-cell office:value-type="float" office:value="14.3148148148148">
            <text:p>14,3148148148</text:p>
          </table:table-cell>
          <table:table-cell office:value-type="float" office:value="0.955582232893157">
            <text:p>0,955582232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56782713085234">
            <text:p>0,956782713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56782713085234">
            <text:p>0,956782713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57382953181272">
            <text:p>0,957382953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11.4259259259259">
            <text:p>11,4259259259</text:p>
          </table:table-cell>
          <table:table-cell office:value-type="float" office:value="5.16666666666667">
            <text:p>5,1666666667</text:p>
          </table:table-cell>
          <table:table-cell office:value-type="float" office:value="0.957382953181272">
            <text:p>0,957382953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10.9444444444444">
            <text:p>10,9444444444</text:p>
          </table:table-cell>
          <table:table-cell office:value-type="float" office:value="4.68518518518519">
            <text:p>4,6851851852</text:p>
          </table:table-cell>
          <table:table-cell office:value-type="float" office:value="0.957382953181272">
            <text:p>0,957382953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10.9444444444444">
            <text:p>10,9444444444</text:p>
          </table:table-cell>
          <table:table-cell office:value-type="float" office:value="12.3888888888889">
            <text:p>12,3888888889</text:p>
          </table:table-cell>
          <table:table-cell office:value-type="float" office:value="0.957382953181272">
            <text:p>0,957382953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57382953181272">
            <text:p>0,957382953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57983193277311">
            <text:p>0,957983193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8.05555555555556">
            <text:p>8,0555555556</text:p>
          </table:table-cell>
          <table:table-cell office:value-type="float" office:value="12.3888888888889">
            <text:p>12,3888888889</text:p>
          </table:table-cell>
          <table:table-cell office:value-type="float" office:value="0.957983193277311">
            <text:p>0,957983193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2.9074074074074">
            <text:p>22,9074074074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7983193277311">
            <text:p>0,957983193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57983193277311">
            <text:p>0,957983193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98148148148148">
            <text:p>9,9814814815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4.68518518518519">
            <text:p>4,6851851852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1.4259259259259">
            <text:p>11,4259259259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462962962963">
            <text:p>10,462962963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4.68518518518519">
            <text:p>4,6851851852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6.4259259259259">
            <text:p>16,4259259259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6.4259259259259">
            <text:p>16,4259259259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12962962962963">
            <text:p>6,1296296296</text:p>
          </table:table-cell>
          <table:table-cell office:value-type="float" office:value="13.8333333333333">
            <text:p>13,8333333333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58583433373349">
            <text:p>0,958583433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12.3888888888889">
            <text:p>12,3888888889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9183673469388">
            <text:p>0,959183673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2.9074074074074">
            <text:p>22,9074074074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59783913565426">
            <text:p>0,959783913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2.3888888888889">
            <text:p>12,3888888889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2.3888888888889">
            <text:p>12,3888888889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0384153661465">
            <text:p>0,960384153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12962962962963">
            <text:p>6,1296296296</text:p>
          </table:table-cell>
          <table:table-cell office:value-type="float" office:value="13.8333333333333">
            <text:p>13,8333333333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12962962962963">
            <text:p>6,1296296296</text:p>
          </table:table-cell>
          <table:table-cell office:value-type="float" office:value="13.8333333333333">
            <text:p>13,8333333333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45061728395062">
            <text:p>6,450617284</text:p>
          </table:table-cell>
          <table:table-cell office:value-type="float" office:value="13.8333333333333">
            <text:p>13,8333333333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45061728395062">
            <text:p>6,450617284</text:p>
          </table:table-cell>
          <table:table-cell office:value-type="float" office:value="14.3148148148148">
            <text:p>14,3148148148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45061728395062">
            <text:p>6,450617284</text:p>
          </table:table-cell>
          <table:table-cell office:value-type="float" office:value="13.8333333333333">
            <text:p>13,8333333333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5.0679012345679">
            <text:p>25,0679012346</text:p>
          </table:table-cell>
          <table:table-cell office:value-type="float" office:value="6.45061728395062">
            <text:p>6,450617284</text:p>
          </table:table-cell>
          <table:table-cell office:value-type="float" office:value="14.3148148148148">
            <text:p>14,3148148148</text:p>
          </table:table-cell>
          <table:table-cell office:value-type="float" office:value="0.960984393757503">
            <text:p>0,960984393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1584633853541">
            <text:p>0,961584633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1584633853541">
            <text:p>0,961584633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61584633853541">
            <text:p>0,961584633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1584633853541">
            <text:p>0,961584633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218487394958">
            <text:p>0,962184873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218487394958">
            <text:p>0,962184873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6218487394958">
            <text:p>0,962184873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2785114045618">
            <text:p>0,96278511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2.3888888888889">
            <text:p>12,3888888889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2.3888888888889">
            <text:p>12,3888888889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3385354141657">
            <text:p>0,963385354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3985594237695">
            <text:p>0,963985594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01851851851852">
            <text:p>9,0185185185</text:p>
          </table:table-cell>
          <table:table-cell office:value-type="float" office:value="5.16666666666667">
            <text:p>5,1666666667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6.61111111111111">
            <text:p>6,6111111111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4585834333734">
            <text:p>0,964585834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6.61111111111111">
            <text:p>6,6111111111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6.61111111111111">
            <text:p>6,6111111111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5186074429772">
            <text:p>0,965186074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5.64814814814815">
            <text:p>5,6481481481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9.5">
            <text:p>9,5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10.9444444444444">
            <text:p>10,9444444444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12962962962963">
            <text:p>6,1296296296</text:p>
          </table:table-cell>
          <table:table-cell office:value-type="float" office:value="13.8333333333333">
            <text:p>13,8333333333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45061728395062">
            <text:p>6,450617284</text:p>
          </table:table-cell>
          <table:table-cell office:value-type="float" office:value="13.8333333333333">
            <text:p>13,8333333333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45061728395062">
            <text:p>6,450617284</text:p>
          </table:table-cell>
          <table:table-cell office:value-type="float" office:value="14.3148148148148">
            <text:p>14,3148148148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45061728395062">
            <text:p>6,450617284</text:p>
          </table:table-cell>
          <table:table-cell office:value-type="float" office:value="13.8333333333333">
            <text:p>13,8333333333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5.0679012345679">
            <text:p>25,0679012346</text:p>
          </table:table-cell>
          <table:table-cell office:value-type="float" office:value="6.45061728395062">
            <text:p>6,450617284</text:p>
          </table:table-cell>
          <table:table-cell office:value-type="float" office:value="14.3148148148148">
            <text:p>14,3148148148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578631452581">
            <text:p>0,965786314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10.462962962963">
            <text:p>10,462962963</text:p>
          </table:table-cell>
          <table:table-cell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4.5740740740741">
            <text:p>14,5740740741</text:p>
          </table:table-cell>
          <table:table-cell office:value-type="float" office:value="10.9444444444444">
            <text:p>10,9444444444</text:p>
          </table:table-cell>
          <table:table-cell office:value-type="float" office:value="5.64814814814815">
            <text:p>5,6481481481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0.9444444444444">
            <text:p>10,9444444444</text:p>
          </table:table-cell>
          <table:table-cell office:value-type="float" office:value="0.966386554621849">
            <text:p>0,966386554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0.9444444444444">
            <text:p>10,9444444444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6.61111111111111">
            <text:p>6,6111111111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0.9444444444444">
            <text:p>10,9444444444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0.9444444444444">
            <text:p>10,9444444444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6.61111111111111">
            <text:p>6,6111111111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9.5">
            <text:p>9,5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5.2777777777778">
            <text:p>15,2777777778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3518518518519">
            <text:p>13,351851851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3518518518519">
            <text:p>13,351851851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6.61111111111111">
            <text:p>6,6111111111</text:p>
          </table:table-cell>
          <table:table-cell office:value-type="float" office:value="13.3518518518519">
            <text:p>13,351851851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4.7592592592593">
            <text:p>24,7592592593</text:p>
          </table:table-cell>
          <table:table-cell office:value-type="float" office:value="7.09259259259259">
            <text:p>7,0925925926</text:p>
          </table:table-cell>
          <table:table-cell office:value-type="float" office:value="13.3518518518519">
            <text:p>13,3518518519</text:p>
          </table:table-cell>
          <table:table-cell office:value-type="float" office:value="0.966986794717887">
            <text:p>0,966986794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6.61111111111111">
            <text:p>6,6111111111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6.61111111111111">
            <text:p>6,6111111111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6.61111111111111">
            <text:p>6,6111111111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6.61111111111111">
            <text:p>6,6111111111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3.72222222222222">
            <text:p>3,7222222222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2.9074074074074">
            <text:p>22,9074074074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2.9074074074074">
            <text:p>22,9074074074</text:p>
          </table:table-cell>
          <table:table-cell office:value-type="float" office:value="4.68518518518519">
            <text:p>4,6851851852</text:p>
          </table:table-cell>
          <table:table-cell office:value-type="float" office:value="12.3888888888889">
            <text:p>12,3888888889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2.9074074074074">
            <text:p>22,9074074074</text:p>
          </table:table-cell>
          <table:table-cell office:value-type="float" office:value="5.16666666666667">
            <text:p>5,1666666667</text:p>
          </table:table-cell>
          <table:table-cell office:value-type="float" office:value="11.9074074074074">
            <text:p>11,9074074074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2.9074074074074">
            <text:p>22,9074074074</text:p>
          </table:table-cell>
          <table:table-cell office:value-type="float" office:value="4.68518518518519">
            <text:p>4,6851851852</text:p>
          </table:table-cell>
          <table:table-cell office:value-type="float" office:value="11.9074074074074">
            <text:p>11,9074074074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12.3888888888889">
            <text:p>12,3888888889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7587034813926">
            <text:p>0,967587034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3.72222222222222">
            <text:p>3,7222222222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5.16666666666667">
            <text:p>5,1666666667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5246913580247">
            <text:p>23,524691358</text:p>
          </table:table-cell>
          <table:table-cell office:value-type="float" office:value="4.68518518518519">
            <text:p>4,6851851852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64814814814815">
            <text:p>5,6481481481</text:p>
          </table:table-cell>
          <table:table-cell office:value-type="float" office:value="12.3888888888889">
            <text:p>12,3888888889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8703703703704">
            <text:p>12,8703703704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2.8703703703704">
            <text:p>12,8703703704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6.61111111111111">
            <text:p>6,6111111111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4.68518518518519">
            <text:p>4,6851851852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32716049382716">
            <text:p>5,3271604938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5.16666666666667">
            <text:p>5,1666666667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141975308642">
            <text:p>24,1419753086</text:p>
          </table:table-cell>
          <table:table-cell office:value-type="float" office:value="4.68518518518519">
            <text:p>4,6851851852</text:p>
          </table:table-cell>
          <table:table-cell office:value-type="float" office:value="12.5493827160494">
            <text:p>12,549382716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8187274909964">
            <text:p>0,968187274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3.72222222222222">
            <text:p>3,7222222222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3.72222222222222">
            <text:p>3,7222222222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68787515006002">
            <text:p>0,96878751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0.9444444444444">
            <text:p>10,9444444444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5.64814814814815">
            <text:p>5,6481481481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0.9444444444444">
            <text:p>10,9444444444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15.2777777777778">
            <text:p>15,2777777778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3.72222222222222">
            <text:p>3,7222222222</text:p>
          </table:table-cell>
          <table:table-cell office:value-type="float" office:value="12.3888888888889">
            <text:p>12,3888888889</text:p>
          </table:table-cell>
          <table:table-cell office:value-type="float" office:value="0.969387755102041">
            <text:p>0,969387755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8.05555555555556">
            <text:p>8,0555555556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9.5">
            <text:p>9,5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2.3888888888889">
            <text:p>12,3888888889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8.05555555555556">
            <text:p>8,0555555556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2.3888888888889">
            <text:p>12,3888888889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69987995198079">
            <text:p>0,969987995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3.72222222222222">
            <text:p>3,7222222222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9.5">
            <text:p>9,5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3.72222222222222">
            <text:p>3,7222222222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9.5">
            <text:p>9,5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8.05555555555556">
            <text:p>8,0555555556</text:p>
          </table:table-cell>
          <table:table-cell office:value-type="float" office:value="0.970588235294117">
            <text:p>0,970588235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0.9444444444444">
            <text:p>10,9444444444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0.9444444444444">
            <text:p>10,9444444444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0.9444444444444">
            <text:p>10,9444444444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9.5">
            <text:p>9,5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7592592592593">
            <text:p>24,7592592593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7592592592593">
            <text:p>24,7592592593</text:p>
          </table:table-cell>
          <table:table-cell office:value-type="float" office:value="4.68518518518519">
            <text:p>4,6851851852</text:p>
          </table:table-cell>
          <table:table-cell office:value-type="float" office:value="12.3888888888889">
            <text:p>12,3888888889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7592592592593">
            <text:p>24,7592592593</text:p>
          </table:table-cell>
          <table:table-cell office:value-type="float" office:value="5.16666666666667">
            <text:p>5,1666666667</text:p>
          </table:table-cell>
          <table:table-cell office:value-type="float" office:value="11.9074074074074">
            <text:p>11,9074074074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4.7592592592593">
            <text:p>24,7592592593</text:p>
          </table:table-cell>
          <table:table-cell office:value-type="float" office:value="4.68518518518519">
            <text:p>4,6851851852</text:p>
          </table:table-cell>
          <table:table-cell office:value-type="float" office:value="11.9074074074074">
            <text:p>11,9074074074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71188475390156">
            <text:p>0,971188475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8.05555555555556">
            <text:p>8,0555555556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0.9444444444444">
            <text:p>10,9444444444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3.8333333333333">
            <text:p>13,8333333333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3.72222222222222">
            <text:p>3,7222222222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3.72222222222222">
            <text:p>3,7222222222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3.8333333333333">
            <text:p>13,8333333333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8.05555555555556">
            <text:p>8,0555555556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0.9444444444444">
            <text:p>10,9444444444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3.8333333333333">
            <text:p>13,8333333333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2.3888888888889">
            <text:p>12,3888888889</text:p>
          </table:table-cell>
          <table:table-cell office:value-type="float" office:value="9.5">
            <text:p>9,5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71788715486194">
            <text:p>0,971788715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3.8333333333333">
            <text:p>13,8333333333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10.9444444444444">
            <text:p>10,9444444444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3.8333333333333">
            <text:p>13,8333333333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13.8333333333333">
            <text:p>13,8333333333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9.5">
            <text:p>9,5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9.5">
            <text:p>9,5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0.9444444444444">
            <text:p>10,9444444444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72388955582233">
            <text:p>0,972388955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8.05555555555556">
            <text:p>8,0555555556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8.05555555555556">
            <text:p>8,0555555556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8.05555555555556">
            <text:p>8,0555555556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2.3888888888889">
            <text:p>12,3888888889</text:p>
          </table:table-cell>
          <table:table-cell office:value-type="float" office:value="8.05555555555556">
            <text:p>8,0555555556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0.9444444444444">
            <text:p>10,9444444444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0.9444444444444">
            <text:p>10,9444444444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6.61111111111111">
            <text:p>6,6111111111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15.2777777777778">
            <text:p>15,2777777778</text:p>
          </table:table-cell>
          <table:table-cell office:value-type="float" office:value="0.972989195678271">
            <text:p>0,97298919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8.05555555555556">
            <text:p>8,0555555556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3.8333333333333">
            <text:p>13,8333333333</text:p>
          </table:table-cell>
          <table:table-cell office:value-type="float" office:value="8.05555555555556">
            <text:p>8,0555555556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8.05555555555556">
            <text:p>8,0555555556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8.05555555555556">
            <text:p>8,0555555556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0.9444444444444">
            <text:p>10,9444444444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5.16666666666667">
            <text:p>5,1666666667</text:p>
          </table:table-cell>
          <table:table-cell office:value-type="float" office:value="8.05555555555556">
            <text:p>8,0555555556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3.3518518518519">
            <text:p>13,3518518519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358943577431">
            <text:p>0,97358943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8.05555555555556">
            <text:p>8,0555555556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15.2777777777778">
            <text:p>15,2777777778</text:p>
          </table:table-cell>
          <table:table-cell office:value-type="float" office:value="8.05555555555556">
            <text:p>8,0555555556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3.72222222222222">
            <text:p>3,7222222222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74189675870348">
            <text:p>0,974189675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8.05555555555556">
            <text:p>8,0555555556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8.2777777777778">
            <text:p>18,2777777778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74789915966386">
            <text:p>0,97478991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9.5">
            <text:p>9,5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5.16666666666667">
            <text:p>5,1666666667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9.5">
            <text:p>9,5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3.3518518518519">
            <text:p>13,3518518519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3.72222222222222">
            <text:p>3,7222222222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8.05555555555556">
            <text:p>8,0555555556</text:p>
          </table:table-cell>
          <table:table-cell office:value-type="float" office:value="13.8333333333333">
            <text:p>13,8333333333</text:p>
          </table:table-cell>
          <table:table-cell office:value-type="float" office:value="0.975390156062425">
            <text:p>0,975390156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5990396158463">
            <text:p>0,975990396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75990396158463">
            <text:p>0,975990396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8.2777777777778">
            <text:p>18,2777777778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5990396158463">
            <text:p>0,975990396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75990396158463">
            <text:p>0,975990396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3.72222222222222">
            <text:p>3,7222222222</text:p>
          </table:table-cell>
          <table:table-cell office:value-type="float" office:value="12.3888888888889">
            <text:p>12,3888888889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6.61111111111111">
            <text:p>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13.8333333333333">
            <text:p>13,8333333333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5.2777777777778">
            <text:p>15,2777777778</text:p>
          </table:table-cell>
          <table:table-cell office:value-type="float" office:value="0.976590636254502">
            <text:p>0,9765906363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13.8333333333333">
            <text:p>13,8333333333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10.9444444444444">
            <text:p>10,9444444444</text:p>
          </table:table-cell>
          <table:table-cell office:value-type="float" office:value="3.72222222222222">
            <text:p>3,7222222222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6.61111111111111">
            <text:p>6,6111111111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6.61111111111111">
            <text:p>6,6111111111</text:p>
          </table:table-cell>
          <table:table-cell office:value-type="float" office:value="12.3888888888889">
            <text:p>12,3888888889</text:p>
          </table:table-cell>
          <table:table-cell office:value-type="float" office:value="0.97719087635054">
            <text:p>0,977190876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12.3888888888889">
            <text:p>12,3888888889</text:p>
          </table:table-cell>
          <table:table-cell office:value-type="float" office:value="0.977791116446579">
            <text:p>0,97779111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77791116446579">
            <text:p>0,97779111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5.16666666666667">
            <text:p>5,1666666667</text:p>
          </table:table-cell>
          <table:table-cell office:value-type="float" office:value="0.977791116446579">
            <text:p>0,9777911164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8.05555555555556">
            <text:p>8,0555555556</text:p>
          </table:table-cell>
          <table:table-cell office:value-type="float" office:value="0.977791116446579">
            <text:p>0,9777911164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9.5">
            <text:p>9,5</text:p>
          </table:table-cell>
          <table:table-cell office:value-type="float" office:value="3.72222222222222">
            <text:p>3,7222222222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9.5">
            <text:p>9,5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8.05555555555556">
            <text:p>8,0555555556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8.05555555555556">
            <text:p>8,0555555556</text:p>
          </table:table-cell>
          <table:table-cell office:value-type="float" office:value="3.72222222222222">
            <text:p>3,7222222222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9.5">
            <text:p>9,5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8.05555555555556">
            <text:p>8,0555555556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6.61111111111111">
            <text:p>6,6111111111</text:p>
          </table:table-cell>
          <table:table-cell office:value-type="float" office:value="9.5">
            <text:p>9,5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9.5">
            <text:p>9,5</text:p>
          </table:table-cell>
          <table:table-cell office:value-type="float" office:value="0.978391356542617">
            <text:p>0,978391356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1.0555555555556">
            <text:p>21,0555555556</text:p>
          </table:table-cell>
          <table:table-cell office:value-type="float" office:value="3.72222222222222">
            <text:p>3,7222222222</text:p>
          </table:table-cell>
          <table:table-cell office:value-type="float" office:value="9.5">
            <text:p>9,5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78991596638655">
            <text:p>0,9789915966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13.8333333333333">
            <text:p>13,8333333333</text:p>
          </table:table-cell>
          <table:table-cell office:value-type="float" office:value="0.979591836734694">
            <text:p>0,979591836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9591836734694">
            <text:p>0,979591836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79591836734694">
            <text:p>0,979591836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80192076830732">
            <text:p>0,980192076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80192076830732">
            <text:p>0,980192076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80792316926771">
            <text:p>0,980792316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0.981392557022809">
            <text:p>0,981392557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5.16666666666667">
            <text:p>5,1666666667</text:p>
          </table:table-cell>
          <table:table-cell office:value-type="float" office:value="0.981992797118848">
            <text:p>0,981992797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81992797118848">
            <text:p>0,981992797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82593037214886">
            <text:p>0,9825930372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82593037214886">
            <text:p>0,9825930372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26.6111111111111">
            <text:p>2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82593037214886">
            <text:p>0,982593037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6.6111111111111">
            <text:p>26,6111111111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0.982593037214886">
            <text:p>0,9825930372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83793517406963">
            <text:p>0,983793517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84393757503001">
            <text:p>0,9843937575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5.16666666666667">
            <text:p>5,1666666667</text:p>
          </table:table-cell>
          <table:table-cell office:value-type="float" office:value="9.5">
            <text:p>9,5</text:p>
          </table:table-cell>
          <table:table-cell office:value-type="float" office:value="0.984393757503001">
            <text:p>0,984393757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10.9444444444444">
            <text:p>10,9444444444</text:p>
          </table:table-cell>
          <table:table-cell office:value-type="float" office:value="5.16666666666667">
            <text:p>5,1666666667</text:p>
          </table:table-cell>
          <table:table-cell office:value-type="float" office:value="0.984393757503001">
            <text:p>0,9843937575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23.8333333333333">
            <text:p>23,8333333333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84393757503001">
            <text:p>0,9843937575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8499399759904">
            <text:p>0,9849939976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85594237695078">
            <text:p>0,985594237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85594237695078">
            <text:p>0,9855942377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.986794717887155">
            <text:p>0,9867947179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87394957983193">
            <text:p>0,987394958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5.5">
            <text:p>15,5</text:p>
          </table:table-cell>
          <table:table-cell office:value-type="float" office:value="3.72222222222222">
            <text:p>3,7222222222</text:p>
          </table:table-cell>
          <table:table-cell office:value-type="float" office:value="5.16666666666667">
            <text:p>5,1666666667</text:p>
          </table:table-cell>
          <table:table-cell office:value-type="float" office:value="0.987995198079232">
            <text:p>0,987995198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26.6111111111111">
            <text:p>26,6111111111</text:p>
          </table:table-cell>
          <table:table-cell office:value-type="float" office:value="9.5">
            <text:p>9,5</text:p>
          </table:table-cell>
          <table:table-cell office:value-type="float" office:value="12.3888888888889">
            <text:p>12,3888888889</text:p>
          </table:table-cell>
          <table:table-cell office:value-type="float" office:value="0.989795918367347">
            <text:p>0,9897959184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921968787515">
            <text:p>0,9921968788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921968787515">
            <text:p>0,992196878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5.16666666666667">
            <text:p>5,1666666667</text:p>
          </table:table-cell>
          <table:table-cell office:value-type="float" office:value="0.992797118847539">
            <text:p>0,9927971188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5.5">
            <text:p>15,5</text:p>
          </table:table-cell>
          <table:table-cell office:value-type="float" office:value="5.16666666666667">
            <text:p>5,1666666667</text:p>
          </table:table-cell>
          <table:table-cell office:value-type="float" office:value="3.72222222222222">
            <text:p>3,7222222222</text:p>
          </table:table-cell>
          <table:table-cell office:value-type="float" office:value="0.993997599039616">
            <text:p>0,993997599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9.5">
            <text:p>9,5</text:p>
          </table:table-cell>
          <table:table-cell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7.16666666666667">
            <text:p>7,1666666667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EDUCTION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float" office:value="12.7222222222222">
            <text:p>12,7222222222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5.2777777777778">
            <text:p>15,2777777778</text:p>
          </table:table-cell>
          <table:table-cell office:value-type="float" office:value="5.16666666666667">
            <text:p>5,1666666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5.2777777777778">
            <text:p>15,2777777778</text:p>
          </table:table-cell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table:number-columns-repeated="2" office:value-type="float" office:value="13.8333333333333">
            <text:p>13,8333333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ACT</text:p>
          </table:table-cell>
          <table:table-cell office:value-type="float" office:value="12.7222222222222">
            <text:p>12,7222222222</text:p>
          </table:table-cell>
          <table:table-cell office:value-type="float" office:value="13.8333333333333">
            <text:p>13,8333333333</text:p>
          </table:table-cell>
          <table:table-cell office:value-type="float" office:value="12.3888888888889">
            <text:p>12,3888888889</text:p>
          </table:table-cell>
          <table:table-cell office:value-type="float" office:value="1">
            <text:p>1</text:p>
          </table:table-cell>
        </table:table-row>
      </table:table>
      <table:table table:name="Classifica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2">
          <table:table-cell table:style-name="ce1" office:value-type="string">
            <text:p>pre-1:</text:p>
          </table:table-cell>
          <table:table-cell office:value-type="float" office:value="0.0356109825384308">
            <text:p>0,0356109825</text:p>
          </table:table-cell>
          <table:table-cell office:value-type="float" office:value="0.00695213109610567">
            <text:p>0,0069521311</text:p>
          </table:table-cell>
          <table:table-cell/>
          <table:table-cell table:formula="of:=[.C1]-[.B1]" office:value-type="float" office:value="-0.0286588514423251">
            <text:p>-0,028658851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2:</text:p>
          </table:table-cell>
          <table:table-cell office:value-type="float" office:value="0.0104189907056501">
            <text:p>0,0104189907</text:p>
          </table:table-cell>
          <table:table-cell office:value-type="float" office:value="0.00821008003270926">
            <text:p>0,00821008</text:p>
          </table:table-cell>
          <table:table-cell/>
          <table:table-cell table:formula="of:=[.C2]-[.B2]" office:value-type="float" office:value="-0.00220891067294088">
            <text:p>-0,0022089107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3:</text:p>
          </table:table-cell>
          <table:table-cell office:value-type="float" office:value="0.0332231530546442">
            <text:p>0,0332231531</text:p>
          </table:table-cell>
          <table:table-cell office:value-type="float" office:value="0.0051580834705634">
            <text:p>0,0051580835</text:p>
          </table:table-cell>
          <table:table-cell/>
          <table:table-cell table:formula="of:=[.C3]-[.B3]" office:value-type="float" office:value="-0.0280650695840808">
            <text:p>-0,028065069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4:</text:p>
          </table:table-cell>
          <table:table-cell office:value-type="float" office:value="0.0173553571899024">
            <text:p>0,0173553572</text:p>
          </table:table-cell>
          <table:table-cell office:value-type="float" office:value="0.0118161453484161">
            <text:p>0,0118161453</text:p>
          </table:table-cell>
          <table:table-cell/>
          <table:table-cell table:formula="of:=[.C4]-[.B4]" office:value-type="float" office:value="-0.00553921184148631">
            <text:p>-0,005539211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5:</text:p>
          </table:table-cell>
          <table:table-cell office:value-type="float" office:value="0.0310699281295803">
            <text:p>0,0310699281</text:p>
          </table:table-cell>
          <table:table-cell office:value-type="float" office:value="0.00593030817983363">
            <text:p>0,0059303082</text:p>
          </table:table-cell>
          <table:table-cell/>
          <table:table-cell table:formula="of:=[.C5]-[.B5]" office:value-type="float" office:value="-0.0251396199497467">
            <text:p>-0,0251396199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6:</text:p>
          </table:table-cell>
          <table:table-cell office:value-type="float" office:value="0.00905291248234185">
            <text:p>0,0090529125</text:p>
          </table:table-cell>
          <table:table-cell office:value-type="float" office:value="0.00647075686995925">
            <text:p>0,0064707569</text:p>
          </table:table-cell>
          <table:table-cell/>
          <table:table-cell table:formula="of:=[.C6]-[.B6]" office:value-type="float" office:value="-0.00258215561238259">
            <text:p>-0,002582155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7:</text:p>
          </table:table-cell>
          <table:table-cell office:value-type="float" office:value="0.0111528532039828">
            <text:p>0,0111528532</text:p>
          </table:table-cell>
          <table:table-cell office:value-type="float" office:value="0.00919521290065852">
            <text:p>0,0091952129</text:p>
          </table:table-cell>
          <table:table-cell/>
          <table:table-cell table:formula="of:=[.C7]-[.B7]" office:value-type="float" office:value="-0.00195764030332427">
            <text:p>-0,0019576403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8:</text:p>
          </table:table-cell>
          <table:table-cell office:value-type="float" office:value="0.0131629524281233">
            <text:p>0,0131629524</text:p>
          </table:table-cell>
          <table:table-cell office:value-type="float" office:value="0.010550719685099">
            <text:p>0,0105507197</text:p>
          </table:table-cell>
          <table:table-cell/>
          <table:table-cell table:formula="of:=[.C8]-[.B8]" office:value-type="float" office:value="-0.00261223274302431">
            <text:p>-0,002612232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-9:</text:p>
          </table:table-cell>
          <table:table-cell table:style-name="ce4" office:value-type="float" office:value="0.0115462054914589">
            <text:p>0,0115462055</text:p>
          </table:table-cell>
          <table:table-cell table:style-name="ce4" office:value-type="float" office:value="0.0137859142860739">
            <text:p>0,0137859143</text:p>
          </table:table-cell>
          <table:table-cell table:style-name="ce4"/>
          <table:table-cell table:style-name="ce4" table:formula="of:=[.C9]-[.B9]" office:value-type="float" office:value="0.00223970879461507">
            <text:p>0,0022397088</text:p>
          </table:table-cell>
          <table:table-cell table:style-name="ce4" table:number-columns-repeated="1019"/>
        </table:table-row>
        <table:table-row table:style-name="ro2">
          <table:table-cell table:style-name="ce1" office:value-type="string">
            <text:p>pre-10:</text:p>
          </table:table-cell>
          <table:table-cell office:value-type="float" office:value="0.0114407255868119">
            <text:p>0,0114407256</text:p>
          </table:table-cell>
          <table:table-cell office:value-type="float" office:value="0.00867739777141187">
            <text:p>0,0086773978</text:p>
          </table:table-cell>
          <table:table-cell/>
          <table:table-cell table:formula="of:=[.C10]-[.B10]" office:value-type="float" office:value="-0.00276332781540006">
            <text:p>-0,002763327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11:</text:p>
          </table:table-cell>
          <table:table-cell office:value-type="float" office:value="0.0138713844373688">
            <text:p>0,0138713844</text:p>
          </table:table-cell>
          <table:table-cell office:value-type="float" office:value="0.0129993641349646">
            <text:p>0,0129993641</text:p>
          </table:table-cell>
          <table:table-cell/>
          <table:table-cell table:formula="of:=[.C11]-[.B11]" office:value-type="float" office:value="-0.000872020302404226">
            <text:p>-0,0008720203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-12:</text:p>
          </table:table-cell>
          <table:table-cell office:value-type="float" office:value="0.0161383071753122">
            <text:p>0,0161383072</text:p>
          </table:table-cell>
          <table:table-cell office:value-type="float" office:value="0.010327741585349">
            <text:p>0,0103277416</text:p>
          </table:table-cell>
          <table:table-cell/>
          <table:table-cell table:formula="of:=[.C12]-[.B12]" office:value-type="float" office:value="-0.00581056558996319">
            <text:p>-0,005810565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st-1:</text:p>
          </table:table-cell>
          <table:table-cell office:value-type="float" office:value="0.00759921766189191">
            <text:p>0,0075992177</text:p>
          </table:table-cell>
          <table:table-cell office:value-type="float" office:value="0.0407516864975181">
            <text:p>0,0407516865</text:p>
          </table:table-cell>
          <table:table-cell/>
          <table:table-cell table:formula="of:=[.C13]-[.B13]" office:value-type="float" office:value="0.0331524688356262">
            <text:p>0,033152468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st-2:</text:p>
          </table:table-cell>
          <table:table-cell office:value-type="float" office:value="0.0078143036937842">
            <text:p>0,0078143037</text:p>
          </table:table-cell>
          <table:table-cell office:value-type="float" office:value="0.00907343766154786">
            <text:p>0,0090734377</text:p>
          </table:table-cell>
          <table:table-cell/>
          <table:table-cell table:formula="of:=[.C14]-[.B14]" office:value-type="float" office:value="0.00125913396776366">
            <text:p>0,00125913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st-3:</text:p>
          </table:table-cell>
          <table:table-cell table:style-name="ce5" office:value-type="float" office:value="0.0315569436595055">
            <text:p>0,0315569437</text:p>
          </table:table-cell>
          <table:table-cell table:style-name="ce5" office:value-type="float" office:value="0.00396422325418204">
            <text:p>0,0039642233</text:p>
          </table:table-cell>
          <table:table-cell table:style-name="ce5"/>
          <table:table-cell table:style-name="ce5" table:formula="of:=[.C15]-[.B15]" office:value-type="float" office:value="-0.0275927204053234">
            <text:p>-0,0275927204</text:p>
          </table:table-cell>
          <table:table-cell table:style-name="ce5" table:number-columns-repeated="1019"/>
        </table:table-row>
        <table:table-row table:style-name="ro1">
          <table:table-cell table:style-name="ce3" office:value-type="string">
            <text:p>post-4:</text:p>
          </table:table-cell>
          <table:table-cell table:style-name="ce5" office:value-type="float" office:value="0.0122600293535398">
            <text:p>0,0122600294</text:p>
          </table:table-cell>
          <table:table-cell table:style-name="ce5" office:value-type="float" office:value="0.00785877642792297">
            <text:p>0,0078587764</text:p>
          </table:table-cell>
          <table:table-cell table:style-name="ce5"/>
          <table:table-cell table:style-name="ce5" table:formula="of:=[.C16]-[.B16]" office:value-type="float" office:value="-0.00440125292561687">
            <text:p>-0,0044012529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>
            <text:p>post-5:</text:p>
          </table:table-cell>
          <table:table-cell office:value-type="float" office:value="0.00617402702551075">
            <text:p>0,006174027</text:p>
          </table:table-cell>
          <table:table-cell office:value-type="float" office:value="0.0343348432615503">
            <text:p>0,0343348433</text:p>
          </table:table-cell>
          <table:table-cell/>
          <table:table-cell table:formula="of:=[.C17]-[.B17]" office:value-type="float" office:value="0.0281608162360396">
            <text:p>0,028160816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st-6:</text:p>
          </table:table-cell>
          <table:table-cell table:style-name="ce5" office:value-type="float" office:value="0.0104422078114448">
            <text:p>0,0104422078</text:p>
          </table:table-cell>
          <table:table-cell table:style-name="ce5" office:value-type="float" office:value="0.00845643774600328">
            <text:p>0,0084564377</text:p>
          </table:table-cell>
          <table:table-cell table:style-name="ce5"/>
          <table:table-cell table:style-name="ce5" table:formula="of:=[.C18]-[.B18]" office:value-type="float" office:value="-0.00198577006544155">
            <text:p>-0,0019857701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>
            <text:p>post-7:</text:p>
          </table:table-cell>
          <table:table-cell office:value-type="float" office:value="0.00990250413316773">
            <text:p>0,0099025041</text:p>
          </table:table-cell>
          <table:table-cell office:value-type="float" office:value="0.0105486397921298">
            <text:p>0,0105486398</text:p>
          </table:table-cell>
          <table:table-cell/>
          <table:table-cell table:formula="of:=[.C19]-[.B19]" office:value-type="float" office:value="0.00064613565896207">
            <text:p>0,000646135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st-8:</text:p>
          </table:table-cell>
          <table:table-cell table:style-name="ce5" office:value-type="float" office:value="0.0115169005633842">
            <text:p>0,0115169006</text:p>
          </table:table-cell>
          <table:table-cell table:style-name="ce5" office:value-type="float" office:value="0.00859683795664544">
            <text:p>0,008596838</text:p>
          </table:table-cell>
          <table:table-cell table:style-name="ce5"/>
          <table:table-cell table:style-name="ce5" table:formula="of:=[.C20]-[.B20]" office:value-type="float" office:value="-0.00292006260673872">
            <text:p>-0,0029200626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>
            <text:p>post-9:</text:p>
          </table:table-cell>
          <table:table-cell office:value-type="float" office:value="0.0103564598438521">
            <text:p>0,0103564598</text:p>
          </table:table-cell>
          <table:table-cell office:value-type="float" office:value="0.0114190091111317">
            <text:p>0,0114190091</text:p>
          </table:table-cell>
          <table:table-cell/>
          <table:table-cell table:formula="of:=[.C21]-[.B21]" office:value-type="float" office:value="0.00106254926727961">
            <text:p>0,001062549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st-10:</text:p>
          </table:table-cell>
          <table:table-cell table:style-name="ce5" office:value-type="float" office:value="0.0160954947814256">
            <text:p>0,0160954948</text:p>
          </table:table-cell>
          <table:table-cell table:style-name="ce5" office:value-type="float" office:value="0.00981663411133036">
            <text:p>0,0098166341</text:p>
          </table:table-cell>
          <table:table-cell table:style-name="ce5"/>
          <table:table-cell table:style-name="ce5" table:formula="of:=[.C22]-[.B22]" office:value-type="float" office:value="-0.00627886067009527">
            <text:p>-0,0062788607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>
            <text:p>post-11:</text:p>
          </table:table-cell>
          <table:table-cell office:value-type="float" office:value="0.00981338821193354">
            <text:p>0,0098133882</text:p>
          </table:table-cell>
          <table:table-cell office:value-type="float" office:value="0.0130172113161304">
            <text:p>0,0130172113</text:p>
          </table:table-cell>
          <table:table-cell/>
          <table:table-cell table:formula="of:=[.C23]-[.B23]" office:value-type="float" office:value="0.0032038231041969">
            <text:p>0,00320382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st-12:</text:p>
          </table:table-cell>
          <table:table-cell office:value-type="float" office:value="0.00720239863405205">
            <text:p>0,0072023986</text:p>
          </table:table-cell>
          <table:table-cell office:value-type="float" office:value="0.00991590684434924">
            <text:p>0,0099159068</text:p>
          </table:table-cell>
          <table:table-cell/>
          <table:table-cell table:formula="of:=[.C24]-[.B24]" office:value-type="float" office:value="0.00271350821029719">
            <text:p>0,00271350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6/24" office:value-type="float" office:value="0.25">
            <text:p>0,2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C29]-[.E29]" office:value-type="float" office:value="2180">
            <text:p>21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-([.E29]+[.E29])" office:value-type="float" office:value="1940">
            <text:p>19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[.G29]" office:value-type="float" office:value="4229200">
            <text:p>42292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1]+[.E29]*2" office:value-type="float" office:value="4229440">
            <text:p>4229440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ases" table:style-name="ta1">
        <table:table-column table:style-name="co4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1">
          <table:table-cell office:value-type="string">
            <text:p>Android 1.0</text:p>
          </table:table-cell>
          <table:table-cell office:value-type="date" office:date-value="2008-09-23">
            <text:p>2008-09-23</text:p>
          </table:table-cell>
          <table:table-cell office:value-type="float" office:value="266">
            <text:p>26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Android 1.1</text:p>
          </table:table-cell>
          <table:table-cell office:value-type="date" office:date-value="2009-02-09">
            <text:p>2009-02-09</text:p>
          </table:table-cell>
          <table:table-cell office:value-type="float" office:value="302">
            <text:p>302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Android 1.5</text:p>
          </table:table-cell>
          <table:table-cell office:value-type="date" office:date-value="2009-04-27">
            <text:p>2009-04-27</text:p>
          </table:table-cell>
          <table:table-cell office:value-type="float" office:value="331">
            <text:p>33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Android 1.6</text:p>
          </table:table-cell>
          <table:table-cell office:value-type="date" office:date-value="2009-09-15">
            <text:p>2009-09-15</text:p>
          </table:table-cell>
          <table:table-cell office:value-type="float" office:value="216">
            <text:p>216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Android 2.0</text:p>
          </table:table-cell>
          <table:table-cell office:value-type="date" office:date-value="2009-10-26">
            <text:p>2009-10-26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Android 2.2</text:p>
          </table:table-cell>
          <table:table-cell office:value-type="date" office:date-value="2010-05-20">
            <text:p>2010-05-20</text:p>
          </table:table-cell>
          <table:table-cell office:value-type="float" office:value="292">
            <text:p>29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Android 2.3</text:p>
          </table:table-cell>
          <table:table-cell office:value-type="date" office:date-value="2010-12-06">
            <text:p>2010-12-06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Android 2.3.3</text:p>
          </table:table-cell>
          <table:table-cell office:value-type="date" office:date-value="2011-02-09">
            <text:p>2011-02-09</text:p>
          </table:table-cell>
          <table:table-cell office:value-type="float" office:value="368">
            <text:p>368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Android 3.0</text:p>
          </table:table-cell>
          <table:table-cell office:value-type="date" office:date-value="2011-02-22">
            <text:p>2011-02-22</text:p>
          </table:table-cell>
          <table:table-cell office:value-type="float" office:value="310">
            <text:p>31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Android 3.1</text:p>
          </table:table-cell>
          <table:table-cell office:value-type="date" office:date-value="2011-05-10">
            <text:p>2011-05-10</text:p>
          </table:table-cell>
          <table:table-cell office:value-type="float" office:value="325">
            <text:p>325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Android 3.2</text:p>
          </table:table-cell>
          <table:table-cell office:value-type="date" office:date-value="2011-07-15">
            <text:p>2011-07-15</text:p>
          </table:table-cell>
          <table:table-cell office:value-type="float" office:value="315">
            <text:p>31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Android 4.0</text:p>
          </table:table-cell>
          <table:table-cell office:value-type="date" office:date-value="2011-10-18">
            <text:p>2011-10-18</text:p>
          </table:table-cell>
          <table:table-cell office:value-type="float" office:value="186">
            <text:p>186</text:p>
          </table:table-cell>
          <table:table-cell office:value-type="float" office:value="194">
            <text:p>194</text:p>
          </table:table-cell>
        </table:table-row>
      </table:table>
      <table:named-expressions/>
      <table:database-ranges>
        <table:database-range table:name="__Anonymous_Sheet_DB__0" table:target-range-address="DIRECT.A1:DIRECT.E7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Senin</meta:initial-creator>
    <meta:creation-date>2014-10-09T18:01:44</meta:creation-date>
    <dc:date>2014-10-13T18:18:58</dc:date>
    <dc:creator>Pavel Senin</dc:creator>
    <meta:editing-duration>P3DT6H23M14S</meta:editing-duration>
    <meta:editing-cycles>2</meta:editing-cycles>
    <meta:generator>LibreOffice/3.5$Linux_X86_64 LibreOffice_project/350m1$Build-2</meta:generator>
    <meta:document-statistic meta:table-count="3" meta:cell-count="3796" meta:object-count="0"/>
  </office:meta>
</office:document-meta>
</file>